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FF0000001678CDE20DB0FBC32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">
      <style:text-properties fo:font-weight="bold" style:font-weight-asian="bold" style:font-weight-complex="bold"/>
    </style:style>
    <style:style style:name="P2" style:family="paragraph" style:parent-style-name="Text_20_body">
      <style:text-properties officeooo:rsid="0012238f" officeooo:paragraph-rsid="0012238f"/>
    </style:style>
    <style:style style:name="P3" style:family="paragraph" style:parent-style-name="Text_20_body">
      <style:text-properties officeooo:rsid="00144927" officeooo:paragraph-rsid="00144927"/>
    </style:style>
    <style:style style:name="P4" style:family="paragraph" style:parent-style-name="Text_20_body" style:list-style-name="L2">
      <style:text-properties officeooo:paragraph-rsid="00144927"/>
    </style:style>
    <style:style style:name="P5" style:family="paragraph" style:parent-style-name="Text_20_body">
      <style:text-properties officeooo:paragraph-rsid="00144927"/>
    </style:style>
    <style:style style:name="P6" style:family="paragraph" style:parent-style-name="Text_20_body" style:list-style-name="L3">
      <style:text-properties officeooo:paragraph-rsid="00144927"/>
    </style:style>
    <style:style style:name="P7" style:family="paragraph" style:parent-style-name="Text_20_body" style:list-style-name="L6">
      <style:text-properties officeooo:paragraph-rsid="00144927"/>
    </style:style>
    <style:style style:name="P8" style:family="paragraph" style:parent-style-name="Text_20_body">
      <style:text-properties officeooo:paragraph-rsid="0014b378"/>
    </style:style>
    <style:style style:name="P9" style:family="paragraph" style:parent-style-name="Text_20_body" style:list-style-name="L8">
      <style:text-properties officeooo:rsid="0014b378" officeooo:paragraph-rsid="0014b378"/>
    </style:style>
    <style:style style:name="P10" style:family="paragraph" style:parent-style-name="Text_20_body">
      <style:text-properties officeooo:rsid="0014b378" officeooo:paragraph-rsid="0014b378"/>
    </style:style>
    <style:style style:name="P11" style:family="paragraph" style:parent-style-name="Text_20_body" style:list-style-name="L9"/>
    <style:style style:name="P12" style:family="paragraph" style:parent-style-name="Text_20_body">
      <style:text-properties officeooo:rsid="00152a11" officeooo:paragraph-rsid="00152a11"/>
    </style:style>
    <style:style style:name="P13" style:family="paragraph" style:parent-style-name="Title">
      <style:text-properties officeooo:paragraph-rsid="0012238f"/>
    </style:style>
    <style:style style:name="T1" style:family="text">
      <style:text-properties officeooo:rsid="0012825b"/>
    </style:style>
    <style:style style:name="T2" style:family="text">
      <style:text-properties officeooo:rsid="00144927"/>
    </style:style>
    <style:style style:name="T3" style:family="text">
      <style:text-properties officeooo:rsid="0014b378"/>
    </style:style>
    <style:style style:name="T4" style:family="text">
      <style:text-properties fo:color="#ffffff" loext:opacity="100%" fo:background-color="#00a933" loext:char-shading-value="0"/>
    </style:style>
    <style:style style:name="T5" style:family="text">
      <style:text-properties officeooo:rsid="0012238f"/>
    </style:style>
    <style:style style:name="T6" style:family="text">
      <style:text-properties style:font-name="Liberation Sans" fo:font-size="28pt" fo:font-weight="bold" officeooo:rsid="0014b378" style:font-name-asian="Microsoft YaHei" style:font-size-asian="28pt" style:font-weight-asian="bold" style:font-name-complex="Lucida Sans" style:font-size-complex="28pt" style:font-weight-complex="bold"/>
    </style:style>
    <style:style style:name="T7" style:family="text">
      <style:text-properties officeooo:rsid="00152a11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5">Préparation </text:span><text:span text:style-name="T3">et </text:span><text:span text:style-name="T6">démarrage</text:span><text:span text:style-name="T5"> de la </text:span><text:span text:style-name="T6">carte SD</text:span><text:span text:style-name="T5"> du Raspberry Pi 3 B+</text:span></text:p>
      <text:p text:style-name="P2"/>
      <text:p text:style-name="P2"/>
      <text:p text:style-name="P1">Préparation de la carte SD :</text:p>
      <text:p text:style-name="P2"/>
      <text:p text:style-name="P5"><text:span text:style-name="T1">On prépare la carte SD de la Raspberry Pi 3 B+ pour qu’elle puisse <text:s/>son système.</text:span></text:p>
      <text:p text:style-name="P5"/>
      <text:p text:style-name="P8"><text:span text:style-name="T2"><text:tab/>1. </text:span><text:span text:style-name="T1">Formatter la </text:span><text:span text:style-name="T2">carte SD</text:span></text:p>
      <text:p text:style-name="P8"><text:span text:style-name="T1"><text:tab/><text:tab/>- Avec Gparted pour linux</text:span></text:p>
      <text:p text:style-name="P8"><text:span text:style-name="T1"><text:tab/><text:tab/>- Sdformatter pour windows</text:span></text:p>
      <text:p text:style-name="P8"/>
      <text:p text:style-name="P8"><text:span text:style-name="T3"><text:tab/>2. </text:span><text:span text:style-name="T2">Télécharger l’image Raspbian</text:span></text:p>
      <text:p text:style-name="P8"/>
      <text:p text:style-name="P8"><text:span text:style-name="T3"><text:tab/>3.</text:span><text:span text:style-name="T2">Installer l’image Raspbian sur la carte SD</text:span></text:p>
      <text:p text:style-name="P3"/>
      <text:p text:style-name="P3">Utiliser Etcher (etcher.io) qui est un outil libre de gravure d’images (ZIP, img, iso) sur différents supports clé</text:p>
      <text:p text:style-name="P5"><text:span text:style-name="T2">USB, Carte SD, pour GNU/Linux, Windows, MacOS. Où :</text:span></text:p>
      <text:list xml:id="list2108677278" text:style-name="L3">
        <text:list-item>
          <text:p text:style-name="P6"><text:span text:style-name="T2">Windows : avec l’utilitaire Win32 Disk Imager</text:span></text:p>
        </text:list-item>
      </text:list>
      <text:list xml:id="list1438714298" text:style-name="L2">
        <text:list-item>
          <text:p text:style-name="P4"><text:span text:style-name="T2">Mac : avec PiFiller (ivanx.com/raspberrypi/files/PiFiller.zip) ou encore PiWriter</text:span></text:p>
        </text:list-item>
      </text:list>
      <text:p text:style-name="P5"><text:span text:style-name="T2">(https://sourceforge.net/projects/piwriter/). On peut aussi utiliser la commande « dd » comme sous Linux.</text:span></text:p>
      <text:p text:style-name="P5"/>
      <text:list xml:id="list590339079" text:style-name="L6">
        <text:list-item>
          <text:p text:style-name="P7"><text:span text:style-name="T2">Configurez la connexion WI-FI via le fichier config,txt de la partition FAT32 de la carte SD.</text:span></text:p>
        </text:list-item>
      </text:list>
      <text:list xml:id="list427894619" text:style-name="L8">
        <text:list-item>
          <text:p text:style-name="P9">Crée un fichier nommé <text:span text:style-name="T4">ssh</text:span> dans la partition boot (le fichier n’attend aucune extension).</text:p>
          <text:p text:style-name="P9">Ici nous parlons bien de la partition boot, et non pas du dossier /boot de la partition principale de la carte SD. Lors du premier démarrage de la Pi, celle-ci vérifie si le fichier existe et activera le SSH en conséquence.</text:p>
        </text:list-item>
        <text:list-item>
          <text:p text:style-name="P9">Afin de configurer la connection Wi-fi lors du démarrage de la Pi, il faut créer un fichier <text:span text:style-name="T4">wpa_supplicant.conf</text:span>, situé à la racine de la partition boot de la carte.</text:p>
        </text:list-item>
      </text:list>
      <text:p text:style-name="P10"><text:soft-page-break/></text:p>
      <text:p text:style-name="P10"/>
      <text:p text:style-name="P10"/>
      <text:p text:style-name="P10">Le fichier devra contenir les lignes suivantes :</text:p>
      <text:p text:style-name="P10"><draw:frame draw:style-name="fr1" draw:name="Cadre1" text:anchor-type="paragraph" svg:x="1.829cm" svg:y="0.356cm" svg:width="5.424cm" draw:z-index="0"><draw:text-box fo:min-height="6.041cm"><text:p text:style-name="Frame_20_contents">country=fr</text:p><text:p text:style-name="Frame_20_contents">update_config=1</text:p><text:p text:style-name="Frame_20_contents">ctrl_interface=/var/run/wpa_supplicant</text:p><text:p text:style-name="Frame_20_contents">network={</text:p><text:p text:style-name="Frame_20_contents">scan_ssid=1</text:p><text:p text:style-name="Frame_20_contents">ssid="AP_SNIR"</text:p><text:p text:style-name="Frame_20_contents">psk="Snir2018"</text:p><text:p text:style-name="Frame_20_contents">}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Sauvegarder et ejecter la carte SD de l’ordinateur.</text:p>
      <text:p text:style-name="P10"/>
      <text:p text:style-name="P1">D<text:span text:style-name="T3">émarrage Raspberry Pi 3 b+ :</text:span></text:p>
      <text:p text:style-name="Text_20_body"/>
      <text:list xml:id="list2767157119" text:style-name="L9">
        <text:list-item>
          <text:p text:style-name="P11">Insérer la SD card, effectuer les connexions nécessaires </text:p>
        </text:list-item>
      </text:list>
      <text:p text:style-name="Text_20_body"/>
      <text:list xml:id="list152808432022963" text:continue-numbering="true" text:style-name="L9">
        <text:list-item>
          <text:p text:style-name="P11">Se connecter par liaison ssh via la machine virtuelle Linux Mint sur votre Raspberry Pi Lancer un terminal et taper la commande : (IP_raspberry est l’adresse IP de votre raspberry)</text:p>
        </text:list-item>
      </text:list>
      <text:p text:style-name="Text_20_body"><draw:frame draw:style-name="fr2" draw:name="Image1" text:anchor-type="paragraph" svg:x="1.94cm" svg:y="0.319cm" svg:width="6.747cm" svg:height="0.582cm" draw:z-index="1"><draw:image xlink:href="Pictures/10000000000000FF0000001678CDE20DB0FBC32D.png" xlink:type="simple" xlink:show="embed" xlink:actuate="onLoad" draw:mime-type="image/png"/></draw:frame></text:p>
      <text:list xml:id="list152807090931309" text:continue-numbering="true" text:style-name="L9">
        <text:list-item>
          <text:p text:style-name="P11">taper la commande « $sudo raspi-config » puis option 7 (Advanced Options) puis valider « A1 Expand Filesystem », « Finish » <text:span text:style-name="T7">et « </text:span>reboot »</text:p>
        </text:list-item>
      </text:list>
      <text:p text:style-name="Text_20_body"/>
      <text:p text:style-name="P12">Maintenant la Raspberry Pi 3 B+ est maintenant prête à l’usag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5T14:30:15.410000000</meta:creation-date>
    <dc:date>2022-03-25T15:28:06.956000000</dc:date>
    <meta:editing-duration>PT7M</meta:editing-duration>
    <meta:editing-cycles>1</meta:editing-cycles>
    <meta:document-statistic meta:table-count="0" meta:image-count="1" meta:object-count="0" meta:page-count="2" meta:paragraph-count="32" meta:word-count="328" meta:character-count="1979" meta:non-whitespace-character-count="1683"/>
    <meta:generator>LibreOffice/7.0.2.2$Windows_X86_64 LibreOffice_project/8349ace3c3162073abd90d81fd06dcfb6b36b994</meta:generator>
  </office:meta>
</office:document-meta>
</file>